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e37b" officeooo:paragraph-rsid="0018fd2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18fd2e"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style:text-underline-style="none" fo:font-weight="normal" officeooo:rsid="00313553" officeooo:paragraph-rsid="0018fd2e" style:font-size-asian="14pt" style:font-weight-asian="normal" style:font-size-complex="16pt" style:font-weight-complex="normal"/>
    </style:style>
    <style:style style:name="P4" style:family="paragraph" style:parent-style-name="Standard">
      <style:paragraph-properties fo:text-align="center" style:justify-single-word="false"/>
      <style:text-properties fo:color="#666666" fo:font-size="13pt" style:text-underline-style="none" fo:font-weight="normal" officeooo:rsid="00313553" officeooo:paragraph-rsid="0018fd2e" style:font-size-asian="13pt" style:font-weight-asian="normal" style:font-size-complex="13pt" style:font-weight-complex="normal"/>
    </style:style>
    <style:style style:name="P5" style:family="paragraph" style:parent-style-name="Standard">
      <style:text-properties style:text-underline-style="solid" style:text-underline-width="auto" style:text-underline-color="font-color" fo:font-weight="bold" officeooo:rsid="001df75e" officeooo:paragraph-rsid="0018fd2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12cf4" officeooo:paragraph-rsid="0018fd2e" style:font-weight-asian="bold" style:font-weight-complex="bold"/>
    </style:style>
    <style:style style:name="P7" style:family="paragraph" style:parent-style-name="Standard">
      <style:text-properties officeooo:rsid="001df75e" officeooo:paragraph-rsid="0018fd2e"/>
    </style:style>
    <style:style style:name="P8" style:family="paragraph" style:parent-style-name="Standard">
      <style:text-properties officeooo:rsid="00321dc0" officeooo:paragraph-rsid="0018fd2e"/>
    </style:style>
    <style:style style:name="P9" style:family="paragraph" style:parent-style-name="Standard">
      <style:text-properties officeooo:rsid="002fa35c" officeooo:paragraph-rsid="0018fd2e"/>
    </style:style>
    <style:style style:name="P10" style:family="paragraph" style:parent-style-name="Standard">
      <style:text-properties officeooo:rsid="002fa35c" officeooo:paragraph-rsid="001be659"/>
    </style:style>
    <style:style style:name="P11" style:family="paragraph" style:parent-style-name="Standard">
      <style:text-properties officeooo:rsid="0047237d" officeooo:paragraph-rsid="0018fd2e"/>
    </style:style>
    <style:style style:name="P12" style:family="paragraph" style:parent-style-name="Standard">
      <style:text-properties officeooo:rsid="004b0ed1" officeooo:paragraph-rsid="0018fd2e"/>
    </style:style>
    <style:style style:name="P13" style:family="paragraph" style:parent-style-name="Standard">
      <style:text-properties officeooo:rsid="004ab8d1" officeooo:paragraph-rsid="0018fd2e"/>
    </style:style>
    <style:style style:name="P14" style:family="paragraph" style:parent-style-name="Standard">
      <style:text-properties fo:font-size="13pt" officeooo:rsid="001df75e" officeooo:paragraph-rsid="0018fd2e" style:font-size-asian="13pt" style:font-size-complex="13pt"/>
    </style:style>
    <style:style style:name="P15" style:family="paragraph" style:parent-style-name="Standard">
      <style:text-properties officeooo:rsid="0048ce4d" officeooo:paragraph-rsid="0018fd2e"/>
    </style:style>
    <style:style style:name="P16" style:family="paragraph" style:parent-style-name="Standard">
      <style:text-properties officeooo:rsid="001be659" officeooo:paragraph-rsid="001be659"/>
    </style:style>
    <style:style style:name="P17" style:family="paragraph" style:parent-style-name="Standard">
      <style:text-properties officeooo:rsid="001bd971" officeooo:paragraph-rsid="001be659"/>
    </style:style>
    <style:style style:name="P18" style:family="paragraph" style:parent-style-name="Standard">
      <style:text-properties officeooo:rsid="005215ad" officeooo:paragraph-rsid="001be659"/>
    </style:style>
    <style:style style:name="P19" style:family="paragraph" style:parent-style-name="Standard">
      <style:text-properties officeooo:rsid="004f27d9" officeooo:paragraph-rsid="001be659"/>
    </style:style>
    <style:style style:name="P20" style:family="paragraph" style:parent-style-name="Standard">
      <style:text-properties officeooo:rsid="002fee3d" officeooo:paragraph-rsid="001be659"/>
    </style:style>
    <style:style style:name="P21" style:family="paragraph" style:parent-style-name="Table_20_Contents">
      <style:text-properties officeooo:rsid="001df75e" officeooo:paragraph-rsid="0018fd2e"/>
    </style:style>
    <style:style style:name="P22" style:family="paragraph" style:parent-style-name="Table_20_Contents">
      <style:text-properties officeooo:rsid="00321dc0" officeooo:paragraph-rsid="0018fd2e"/>
    </style:style>
    <style:style style:name="P23" style:family="paragraph" style:parent-style-name="Table_20_Contents">
      <style:text-properties fo:color="#000000" officeooo:rsid="00321dc0" officeooo:paragraph-rsid="0018fd2e" fo:background-color="#ffff00"/>
    </style:style>
    <style:style style:name="P24" style:family="paragraph" style:parent-style-name="Table_20_Contents">
      <style:text-properties officeooo:rsid="0047237d" officeooo:paragraph-rsid="0018fd2e"/>
    </style:style>
    <style:style style:name="P25" style:family="paragraph" style:parent-style-name="Table_20_Contents">
      <style:text-properties fo:color="#006600" officeooo:rsid="0044b7af" officeooo:paragraph-rsid="0018fd2e"/>
    </style:style>
    <style:style style:name="P26" style:family="paragraph" style:parent-style-name="Table_20_Contents">
      <style:text-properties officeooo:rsid="002fa35c" officeooo:paragraph-rsid="0018fd2e"/>
    </style:style>
    <style:style style:name="P27" style:family="paragraph" style:parent-style-name="Table_20_Contents">
      <style:text-properties officeooo:paragraph-rsid="0018fd2e"/>
    </style:style>
    <style:style style:name="P28" style:family="paragraph" style:parent-style-name="Table_20_Contents">
      <style:text-properties fo:color="#ff9900" officeooo:rsid="0019c721" officeooo:paragraph-rsid="0019c721"/>
    </style:style>
    <style:style style:name="T1" style:family="text">
      <style:text-properties officeooo:rsid="001ee37b"/>
    </style:style>
    <style:style style:name="T2" style:family="text">
      <style:text-properties officeooo:rsid="003885c1"/>
    </style:style>
    <style:style style:name="T3" style:family="text">
      <style:text-properties fo:color="#006600" officeooo:rsid="0044b7af"/>
    </style:style>
    <style:style style:name="T4" style:family="text">
      <style:text-properties fo:color="#cc0000" officeooo:rsid="0044b7af"/>
    </style:style>
    <style:style style:name="T5" style:family="text">
      <style:text-properties officeooo:rsid="0044b7af"/>
    </style:style>
    <style:style style:name="T6" style:family="text">
      <style:text-properties officeooo:rsid="004ab8d1"/>
    </style:style>
    <style:style style:name="T7" style:family="text">
      <style:text-properties officeooo:rsid="004c6d1c"/>
    </style:style>
    <style:style style:name="T8" style:family="text">
      <style:text-properties officeooo:rsid="004b0ed1"/>
    </style:style>
    <style:style style:name="T9" style:family="text">
      <style:text-properties officeooo:rsid="00212cf4"/>
    </style:style>
    <style:style style:name="T10" style:family="text">
      <style:text-properties officeooo:rsid="0048ce4d"/>
    </style:style>
    <style:style style:name="T11" style:family="text">
      <style:text-properties fo:font-weight="bold" style:font-weight-asian="bold" style:font-weight-complex="bold"/>
    </style:style>
    <style:style style:name="T12" style:family="text">
      <style:text-properties fo:font-weight="bold" officeooo:rsid="0048ce4d" style:font-weight-asian="bold" style:font-weight-complex="bold"/>
    </style:style>
    <style:style style:name="T13" style:family="text">
      <style:text-properties fo:font-weight="bold" officeooo:rsid="00321dc0" style:font-weight-asian="bold" style:font-weight-complex="bold"/>
    </style:style>
    <style:style style:name="T14" style:family="text">
      <style:text-properties fo:font-weight="bold" officeooo:rsid="00305450" style:font-weight-asian="bold" style:font-weight-complex="bold"/>
    </style:style>
    <style:style style:name="T15" style:family="text">
      <style:text-properties officeooo:rsid="00321dc0"/>
    </style:style>
    <style:style style:name="T16" style:family="text">
      <style:text-properties officeooo:rsid="00483d1b"/>
    </style:style>
    <style:style style:name="T17" style:family="text">
      <style:text-properties officeooo:rsid="001e968c"/>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53a098"/>
    </style:style>
    <style:style style:name="T20" style:family="text">
      <style:text-properties officeooo:rsid="0050b190"/>
    </style:style>
    <style:style style:name="T21" style:family="text">
      <style:text-properties officeooo:rsid="004f27d9"/>
    </style:style>
    <style:style style:name="T22" style:family="text">
      <style:text-properties officeooo:rsid="0057f1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I GAME OF THRONES</text:p>
      <text:p text:style-name="P3">organisé par : Alex Shirlaw</text:p>
      <text:p text:style-name="P4">shirlawalex@gmail.com</text:p>
      <text:p text:style-name="P1"/>
      <text:p text:style-name="P5">Ex<text:span text:style-name="T1">emple</text:span> <text:span text:style-name="T1">de pari</text:span>: <text:span text:style-name="T2">(36 NOMS)</text:span></text:p>
      <table:table table:name="Tableau6" table:style-name="Tableau6">
        <table:table-column table:style-name="Tableau6.A" table:number-columns-repeated="3"/>
        <table:table-column table:style-name="Tableau6.D"/>
        <table:table-row>
          <table:table-cell table:style-name="Tableau6.A1" office:value-type="string">
            <text:p text:style-name="P7">Personnage</text:p>
          </table:table-cell>
          <table:table-cell table:style-name="Tableau6.A1" office:value-type="string">
            <text:p text:style-name="P21">Vivant</text:p>
          </table:table-cell>
          <table:table-cell table:style-name="Tableau6.A1" office:value-type="string">
            <text:p text:style-name="P21">Mort</text:p>
          </table:table-cell>
          <table:table-cell table:style-name="Tableau6.D1" office:value-type="string">
            <text:p text:style-name="P21">Marcheur Blanc</text:p>
          </table:table-cell>
        </table:table-row>
        <table:table-row>
          <table:table-cell table:style-name="Tableau6.A2" office:value-type="string">
            <text:p text:style-name="P7">Jon Snow</text:p>
          </table:table-cell>
          <table:table-cell table:style-name="Tableau6.A2" office:value-type="string">
            <text:p text:style-name="P21"/>
          </table:table-cell>
          <table:table-cell table:style-name="Tableau6.A2" office:value-type="string">
            <text:p text:style-name="P21">X <text:span text:style-name="T3">CORRECT</text:span></text:p>
          </table:table-cell>
          <table:table-cell table:style-name="Tableau6.D2" office:value-type="string">
            <text:p text:style-name="P21">X <text:span text:style-name="T4">INCORRECT</text:span></text:p>
          </table:table-cell>
        </table:table-row>
        <table:table-row>
          <table:table-cell table:style-name="Tableau6.A2" office:value-type="string">
            <text:p text:style-name="P7">Daenerys</text:p>
          </table:table-cell>
          <table:table-cell table:style-name="Tableau6.A2" office:value-type="string">
            <text:p text:style-name="P21">X <text:span text:style-name="T3">CORRECT</text:span></text:p>
          </table:table-cell>
          <table:table-cell table:style-name="Tableau6.A2" office:value-type="string">
            <text:p text:style-name="P27"/>
          </table:table-cell>
          <table:table-cell table:style-name="Tableau6.D2" office:value-type="string">
            <text:p text:style-name="P27"/>
          </table:table-cell>
        </table:table-row>
        <table:table-row>
          <table:table-cell table:style-name="Tableau6.A2" office:value-type="string">
            <text:p text:style-name="P8">Bran Stark</text:p>
          </table:table-cell>
          <table:table-cell table:style-name="Tableau6.A2" office:value-type="string">
            <text:p text:style-name="P21"/>
          </table:table-cell>
          <table:table-cell table:style-name="Tableau6.A2" office:value-type="string">
            <text:p text:style-name="P22">X <text:span text:style-name="T4">INCORRECT</text:span></text:p>
          </table:table-cell>
          <table:table-cell table:style-name="Tableau6.D2" office:value-type="string">
            <text:p text:style-name="P23">X <text:span text:style-name="T5">NON PRIS EN COMPTE</text:span></text:p>
          </table:table-cell>
        </table:table-row>
        <table:table-row>
          <table:table-cell table:style-name="Tableau6.A2" office:value-type="string">
            <text:p text:style-name="P7">Cersei</text:p>
          </table:table-cell>
          <table:table-cell table:style-name="Tableau6.A2" office:value-type="string">
            <text:p text:style-name="P24">X <text:span text:style-name="T3">CORRECT</text:span></text:p>
          </table:table-cell>
          <table:table-cell table:style-name="Tableau6.A2" office:value-type="string">
            <text:p text:style-name="P25"/>
          </table:table-cell>
          <table:table-cell table:style-name="Tableau6.D2" office:value-type="string">
            <text:p text:style-name="P21">X <text:span text:style-name="T3">CORRECT</text:span></text:p>
          </table:table-cell>
        </table:table-row>
        <table:table-row>
          <table:table-cell table:style-name="Tableau6.A2" office:value-type="string">
            <text:p text:style-name="P9">Jaime </text:p>
          </table:table-cell>
          <table:table-cell table:style-name="Tableau6.A2" office:value-type="string">
            <text:p text:style-name="P27"/>
          </table:table-cell>
          <table:table-cell table:style-name="Tableau6.A2" office:value-type="string">
            <text:p text:style-name="P26">X <text:span text:style-name="T3">CORRECT</text:span></text:p>
          </table:table-cell>
          <table:table-cell table:style-name="Tableau6.D2" office:value-type="string">
            <text:p text:style-name="P28">DOUBLEUR DE POINT POTENTIEL MAIS PAS COCHÉ </text:p>
          </table:table-cell>
        </table:table-row>
        <table:table-row>
          <table:table-cell table:style-name="Tableau6.A2" office:value-type="string">
            <text:p text:style-name="P11">Samwell Tarley</text:p>
          </table:table-cell>
          <table:table-cell table:style-name="Tableau6.A2" office:value-type="string">
            <text:p text:style-name="P22">X <text:span text:style-name="T4">INCORRECT</text:span></text:p>
          </table:table-cell>
          <table:table-cell table:style-name="Tableau6.A2" office:value-type="string">
            <text:p text:style-name="P25"/>
          </table:table-cell>
          <table:table-cell table:style-name="Tableau6.D2" office:value-type="string">
            <text:p text:style-name="P23">X <text:span text:style-name="T5">NON PRIS EN COMPTE</text:span></text:p>
          </table:table-cell>
        </table:table-row>
      </table:table>
      <text:p text:style-name="P11"/>
      <text:p text:style-name="P6">Mise en Situation :</text:p>
      <text:p text:style-name="P14"><text:span text:style-name="T15">Bran après une incantation de guérison ratée se transforma en marcheur blanc alors qu’il était encore en vie. Vint alors la bataille finale contre les marcheurs blancs. Jaime périt et devint un des leurs. De l’autre coté du champ de bataille Samwell Tarley mourut à son tour mais Jon Snow le brûla avant l’invasion des marcheurs blancs. Après avoir finalement repoussé les marcheurs blancs et l’hiver, </text:span>Daenerys étant menacé<text:span text:style-name="T16">e</text:span> par Jon Snow, le v<text:span text:style-name="T16">eritable</text:span> héritier du trône, <text:span text:style-name="T17">le brûla, il mourut </text:span>dans d’atroce<text:span text:style-name="T16">s</text:span> souffrance<text:span text:style-name="T16">s</text:span> <text:span text:style-name="T16">dans</text:span> les flammes de <text:span text:style-name="T17">ses dragons. Daenerys s’empara alors de Port Réal et du Trône. Cersei, quant à elle, désespérée et sans rien, ni argent, ni enfant va voir les derniers marcheurs blancs afin de devenir la femme du Roi de la Nuit. Elle se transforma en marcheur blanc dans le but de replonger Westeros dans le froid et la terreur encore une fois. </text:span></text:p>
      <text:p text:style-name="P1"/>
      <text:p text:style-name="P1"><text:span text:style-name="T18">Résultat de mon pari :</text:span> </text:p>
      <text:p text:style-name="P1">Daenerys 1pt <text:span text:style-name="T9">(prédiction correcte)</text:span></text:p>
      <text:p text:style-name="P1">Jon Snow 0pt <text:span text:style-name="T9">(prédiction correcte mais annulé car il ne deviendra pas marcheur blanc)</text:span></text:p>
      <text:p text:style-name="P8">Bran Stark -1pt (<text:span text:style-name="T9">prédiction </text:span>in<text:span text:style-name="T9">correcte, </text:span>est vivant lors de sa transformation en marcheur blanc)</text:p>
      <text:p text:style-name="P1">Cersei 2pts <text:span text:style-name="T9">(prédiction correcte et point supplémentaire)</text:span></text:p>
      <text:p text:style-name="P9">Jaime 1pt (prédiction correcte mais pas de point supplémentaire pour le marcheur blanc)</text:p>
      <text:p text:style-name="P15">Samwell -1pt (prédiction incorrecte, pas de malus pour la transformation)</text:p>
      <text:p text:style-name="P1"/>
      <text:p text:style-name="P1"><text:span text:style-name="T9">Score T</text:span>otal : <text:span text:style-name="T10">1 + 0 - 1 + 2 + 1 - 1 = </text:span><text:span text:style-name="T12">2</text:span><text:span text:style-name="T13"> </text:span><text:span text:style-name="T11">p</text:span><text:span text:style-name="T14">oin</text:span><text:span text:style-name="T11">ts</text:span></text:p>
      <text:p text:style-name="P11"/>
      <text:p text:style-name="P12">Question de sécurité du groupe :</text:p>
      <text:p text:style-name="P12">I / Comment a tu été informé de ce groupe ?</text:p>
      <text:p text:style-name="P12">II / Est tu un participant du jeu ou simple spectateur ?</text:p>
      <text:p text:style-name="P12">III / As tu des remarques à nous faire ? </text:p>
      <text:p text:style-name="P1">D<text:span text:style-name="T6">ivertissement :</text:span></text:p>
      <text:p text:style-name="P13">Dans le mois précédant le premier epiosde. Des cours récapitutalif seront publiés pour remettre en contexte la situation et la localisation des différents groupes de personnages. </text:p>
      <text:p text:style-name="P13"><text:soft-page-break/></text:p>
      <text:p text:style-name="P13">Regles du groupe :</text:p>
      <text:p text:style-name="P13">Vous avez total liberté de poster du contenu sur le groupe tant qu’il a un minimum de rapport avec Game of Thrones. Si votre post contient des théories ou des spoils veuillez le préciser en entête par [THEORIE] [SPOIL] </text:p>
      <text:p text:style-name="P13"/>
      <text:p text:style-name="P13">Explication :</text:p>
      <text:p text:style-name="P13">Quatre jours après chaque épisode, afin d’éviter le spoil, le résultat des pari sera mise à jour avec les événements produit lors du dernier épisode. S’il y a des erreurs, des ambiguïtés et/ou des contestations n’hésitez pas à les partager et alors nous pourrons en débattre. Si aucun accord est pris alors on un vote sera mis en place d’une durée de 48h. Soyez honnête et objectif, ne contredisez pas uniquement dans l’intérêt de votre pari.</text:p>
      <text:p text:style-name="P1"/>
      <text:p text:style-name="P12">Programme/Git</text:p>
      <text:p text:style-name="P13">Les paris <text:span text:style-name="T7">et les scores </text:span>sont enregistrés dans une base de données <text:span text:style-name="T8">et accessible par tous </text:span>pour y <text:span text:style-name="T8">accéder</text:span> voici comment faire…. <text:span text:style-name="T7">Et voici l’explication </text:span></text:p>
      <text:p text:style-name="P13">Il y a également un programme qui me <text:span text:style-name="T8">permet</text:span> de calculer les <text:span text:style-name="T8">résultats</text:span> du concours. Vous pouvez l’utiliser pour simuler les résultats. <text:span text:style-name="T8">Le code source est libre d’accès si vous voulez vérifiez qu’il calcul correctement. <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Version de regle : </text:p>
      <text:p text:style-name="P20"><text:span text:style-name="T22">Version 5 : Si vous pensez que le personnage se transformera en marcheur blanc alors vous pouvez cocher la case, dans ce cas la prediction de vie ou de mort est celle au moment de la transformation</text:span>. <text:span text:style-name="T22"><text:s/></text:span></text:p>
      <text:p text:style-name="P18">Si la prédiction <text:span text:style-name="T19">vie/mort est in</text:span>correcte <text:span text:style-name="T19">alors </text:span>mais la transformation incorrecte alors </text:p>
      <text:p text:style-name="P18"/>
      <text:p text:style-name="P19">Version 3 : Marcheur blanc : <text:tab/><text:span text:style-name="T20">Si votre prédiction vie/mort est correcte. En bonus, vous avez la possibilité de dire qu’il se transformera en marcheur blanc. Si c’est vrai alors votre gain est doublé (2pts) mais si c’est faux alors votre gain est annulé (0pt).</text:span></text:p>
      <text:p text:style-name="P19"/>
      <text:p text:style-name="P19">Version 2 : En cas de bonne prédiction et uniquement si vous pensez que le personnage se transforma en marcheur blanc, vous avez la possibilité de doubler votre gain (2pts) en cochant la case. Mais s’il s’avère qu’il ne se transforme pas en marcheur blanc alors votre gain est annulé (0pts). </text:p>
      <text:p text:style-name="P10"/>
      <text:p text:style-name="P10"><text:soft-page-break/><text:span text:style-name="T21">Version 1 : </text:span>Si vous pensez que le personnage se transformera en marcheur blanc vous pouvez cocher la case et doublé votre gain (2pts) en cas de bonne prédiction sinon votre gain est annulé (0pts).</text:p>
      <text:p text:style-name="P17"/>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9:34:08.400036877</meta:creation-date>
    <dc:date>2019-03-04T17:59:52.043142700</dc:date>
    <meta:editing-duration>P3DT5H4M58S</meta:editing-duration>
    <meta:editing-cycles>3</meta:editing-cycles>
    <meta:generator>LibreOffice/5.1.6.2$Linux_X86_64 LibreOffice_project/10m0$Build-2</meta:generator>
    <meta:document-statistic meta:table-count="1" meta:image-count="0" meta:object-count="0" meta:page-count="3" meta:paragraph-count="54" meta:word-count="731" meta:character-count="4220" meta:non-whitespace-character-count="3527"/>
  </office:meta>
</office:document-meta>
</file>